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aco" svg:font-family="Monaco, Menlo, Consolas, 'Courier Prime', Courier,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5dfdf" officeooo:paragraph-rsid="0005dfdf" style:font-weight-asian="bold" style:font-weight-complex="bold"/>
    </style:style>
    <style:style style:name="P2" style:family="paragraph" style:parent-style-name="Standard">
      <style:text-properties style:text-underline-style="none" fo:font-weight="normal" officeooo:rsid="0005dfdf" officeooo:paragraph-rsid="0005dfdf" style:font-weight-asian="normal" style:font-weight-complex="normal"/>
    </style:style>
    <style:style style:name="P3" style:family="paragraph" style:parent-style-name="Standard">
      <style:text-properties style:text-underline-style="none" fo:font-weight="normal" officeooo:rsid="0006806f" officeooo:paragraph-rsid="0006806f" style:font-weight-asian="normal" style:font-weight-complex="normal"/>
    </style:style>
    <style:style style:name="P4" style:family="paragraph" style:parent-style-name="Standard">
      <style:text-properties officeooo:paragraph-rsid="0006806f"/>
    </style:style>
    <style:style style:name="P5" style:family="paragraph" style:parent-style-name="Standard">
      <style:text-properties officeooo:paragraph-rsid="0007b5bc"/>
    </style:style>
    <style:style style:name="P6" style:family="paragraph" style:parent-style-name="Standard">
      <style:text-properties style:text-underline-style="solid" style:text-underline-width="auto" style:text-underline-color="font-color" fo:font-weight="bold" officeooo:rsid="0007b5bc" officeooo:paragraph-rsid="0007b5bc" style:font-weight-asian="bold" style:font-weight-complex="bold"/>
    </style:style>
    <style:style style:name="P7" style:family="paragraph" style:parent-style-name="Standard">
      <style:text-properties officeooo:paragraph-rsid="0007eebd"/>
    </style:style>
    <style:style style:name="T1" style:family="text">
      <style:text-properties style:text-underline-style="none"/>
    </style:style>
    <style:style style:name="T2" style:family="text">
      <style:text-properties style:text-underline-style="none" fo:font-weight="normal" officeooo:rsid="0006806f" style:font-weight-asian="normal" style:font-weight-complex="normal"/>
    </style:style>
    <style:style style:name="T3" style:family="text">
      <style:text-properties style:text-underline-style="none" fo:font-weight="normal" officeooo:rsid="0007b5bc" style:font-weight-asian="normal" style:font-weight-complex="normal"/>
    </style:style>
    <style:style style:name="T4" style:family="text">
      <style:text-properties style:text-underline-style="none" fo:font-weight="normal" officeooo:rsid="0007eebd" style:font-weight-asian="normal" style:font-weight-complex="normal"/>
    </style:style>
    <style:style style:name="T5" style:family="text">
      <style:text-properties style:text-underline-style="none" officeooo:rsid="0006806f"/>
    </style:style>
    <style:style style:name="T6" style:family="text">
      <style:text-properties officeooo:rsid="0006806f"/>
    </style:style>
    <style:style style:name="T7" style:family="text">
      <style:text-properties officeooo:rsid="0007b5bc"/>
    </style:style>
    <style:style style:name="T8" style:family="text">
      <style:text-properties officeooo:rsid="0007ee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e</text:p>
      <text:p text:style-name="P2">In deze SIG gaan we kijken naar CI/CD binnen AWS: het uitrollen en onderhouden van Lambda functies binnen een CI/CD straat. We kijken eerst naar een voorbeeld van CI/CD zoals AWS ons dat aanbiedt (iedereen kent dit voorbeeld, dus na deze SIG wij ook). Daarna gaan we CI/CD inrichten voor onze eigen objecten. </text:p>
      <text:p text:style-name="P2"/>
      <text:p text:style-name="P2">We zullen voor onze eigen objecten een simpel voorbeeld nemen: een API Gateway met een Lambda functie daarachter. De API Gateway maakt gebruik van een DNS entry <text:span text:style-name="T8">in het domein cloudhotel.org</text:span>. Het plaatje ziet er als volgt uit:</text:p>
      <text:p text:style-name="P2"/>
      <text:p text:style-name="P3">&lt;&lt;plaatje&gt;&gt;</text:p>
      <text:p text:style-name="P3"/>
      <text:p text:style-name="P7"><text:span text:style-name="T4">Het certificate bestaat al, de DNS-entries zullen aangemaakt worden binnen deze SIG. </text:span></text:p>
      <text:p text:style-name="P3"/>
      <text:p text:style-name="P4"><text:span text:style-name="T2">We gaan e.e.a. uitrollen via terraform. Voor mensen die terraform niet kennen, zullen we dit eerst doen vanaf de VM, pas daarna vanuit de CI/CD omgeving van AWS.</text:span></text:p>
      <text:p text:style-name="P4"><text:span text:style-name="T2"/></text:p>
      <text:p text:style-name="P6"><text:span text:style-name="T6">S</text:span>IG omgeving</text:p>
      <text:p text:style-name="P5"><text:span text:style-name="T2">B</text:span><text:span text:style-name="T3">innen deze SIG heb je een user-id gekregen. In deze beschrijving ga ik uit van AMIS1, vervang dit door de naam die je van mij hebt gekregen. Bij elk user-id hoort ook een eigen VM. Je ziet een overzicht van user-id’s met bijbehorende IP-adressen in de presentatie. Om op de VM te komen heb je een key nodig, die heb je ook van mij gekregen. Niet iedereen zit in dezelfde regio (dat zou het allemaal te onoverzichtelijk maken). Let op: de key verschilt per regio. Op de sheet zie je ook naar welke regio je toe moet.</text:span></text:p>
      <text:p text:style-name="P5"><text:span text:style-name="T3"/></text:p>
      <text:p text:style-name="P5"><text:span text:style-name="T3"/></text:p>
      <text:p text:style-name="P5"><text:span text:style-name="T3"/></text:p>
      <text:p text:style-name="P5"><text:span text:style-name="T3"/></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aco" svg:font-family="Monaco, Menlo, Consolas, 'Courier Prime', Courier,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5T10:28:55.743000000</meta:creation-date>
    <dc:date>2020-06-13T21:17:45.456000000</dc:date>
    <meta:editing-duration>PT7H36M18S</meta:editing-duration>
    <meta:editing-cycles>5</meta:editing-cycles>
    <meta:generator>LibreOffice/6.4.3.2$Windows_X86_64 LibreOffice_project/747b5d0ebf89f41c860ec2a39efd7cb15b54f2d8</meta:generator>
    <meta:document-statistic meta:table-count="0" meta:image-count="0" meta:object-count="0" meta:page-count="1" meta:paragraph-count="8" meta:word-count="232" meta:character-count="1330" meta:non-whitespace-character-count="1104"/>
  </office:meta>
</office:document-meta>
</file>